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3.383cm"/>
    </style:style>
    <style:style style:name="co5" style:family="table-column">
      <style:table-column-properties fo:break-before="auto" style:column-width="4.5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Avg Load Elapsed'</text:p>
          </table:table-cell>
          <table:table-cell office:value-type="string" calcext:value-type="string">
            <text:p><text:s/>'Avg COMPLETE Elapsed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42871" calcext:value-type="float">
            <text:p>4.2871E-05</text:p>
          </table:table-cell>
          <table:table-cell office:value-type="float" office:value="0.0322325582" calcext:value-type="float">
            <text:p>0.032232558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42871" calcext:value-type="float">
            <text:p>4.2871E-05</text:p>
          </table:table-cell>
          <table:table-cell office:value-type="float" office:value="0.035295244" calcext:value-type="float">
            <text:p>0.03529524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5626" calcext:value-type="float">
            <text:p>0.0001835626</text:p>
          </table:table-cell>
          <table:table-cell office:value-type="float" office:value="0.075354708" calcext:value-type="float">
            <text:p>0.07535470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5626" calcext:value-type="float">
            <text:p>0.0001835626</text:p>
          </table:table-cell>
          <table:table-cell office:value-type="float" office:value="0.1710168446" calcext:value-type="float">
            <text:p>0.171016844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87476" calcext:value-type="float">
            <text:p>0.0016887476</text:p>
          </table:table-cell>
          <table:table-cell office:value-type="float" office:value="1.802145171" calcext:value-type="float">
            <text:p>1.802145171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887476" calcext:value-type="float">
            <text:p>0.0016887476</text:p>
          </table:table-cell>
          <table:table-cell office:value-type="float" office:value="12.9936296094" calcext:value-type="float">
            <text:p>12.993629609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1519316" calcext:value-type="float">
            <text:p>0.0151519316</text:p>
          </table:table-cell>
          <table:table-cell office:value-type="float" office:value="20.4504644174" calcext:value-type="float">
            <text:p>20.4504644174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1519316" calcext:value-type="float">
            <text:p>0.0151519316</text:p>
          </table:table-cell>
          <table:table-cell office:value-type="float" office:value="994.0796555838" calcext:value-type="float">
            <text:p>994.0796555838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82034392" calcext:value-type="float">
            <text:p>0.0082034392</text:p>
          </table:table-cell>
          <table:table-cell office:value-type="float" office:value="0.1069301016" calcext:value-type="float">
            <text:p>0.106930101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82034392" calcext:value-type="float">
            <text:p>0.0082034392</text:p>
          </table:table-cell>
          <table:table-cell office:value-type="float" office:value="0.0033268204" calcext:value-type="float">
            <text:p>0.003326820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.5524411668" calcext:value-type="float">
            <text:p>1.5524411668</text:p>
          </table:table-cell>
          <table:table-cell office:value-type="float" office:value="6.9878536324" calcext:value-type="float">
            <text:p>6.987853632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.5524411668" calcext:value-type="float">
            <text:p>1.5524411668</text:p>
          </table:table-cell>
          <table:table-cell office:value-type="float" office:value="0.0160327824" calcext:value-type="float">
            <text:p>0.0160327824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18968238" calcext:value-type="float">
            <text:p>0.0018968238</text:p>
          </table:table-cell>
          <table:table-cell office:value-type="float" office:value="0.076919597" calcext:value-type="float">
            <text:p>0.076919597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18968238" calcext:value-type="float">
            <text:p>0.0018968238</text:p>
          </table:table-cell>
          <table:table-cell office:value-type="float" office:value="0.0020750886" calcext:value-type="float">
            <text:p>0.002075088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.522722497" calcext:value-type="float">
            <text:p>1.522722497</text:p>
          </table:table-cell>
          <table:table-cell office:value-type="float" office:value="7.0319297292" calcext:value-type="float">
            <text:p>7.031929729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.522722497" calcext:value-type="float">
            <text:p>1.522722497</text:p>
          </table:table-cell>
          <table:table-cell office:value-type="float" office:value="0.0086260366" calcext:value-type="float">
            <text:p>0.008626036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31442148" calcext:value-type="float">
            <text:p>0.031442148</text:p>
          </table:table-cell>
          <table:table-cell office:value-type="float" office:value="0.0052414254" calcext:value-type="float">
            <text:p>0.005241425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31442148" calcext:value-type="float">
            <text:p>0.031442148</text:p>
          </table:table-cell>
          <table:table-cell office:value-type="float" office:value="0.0026302624" calcext:value-type="float">
            <text:p>0.002630262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356016037" calcext:value-type="float">
            <text:p>0.356016037</text:p>
          </table:table-cell>
          <table:table-cell office:value-type="float" office:value="0.0009357332" calcext:value-type="float">
            <text:p>0.000935733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356016037" calcext:value-type="float">
            <text:p>0.356016037</text:p>
          </table:table-cell>
          <table:table-cell office:value-type="float" office:value="0.001080066" calcext:value-type="float">
            <text:p>0.00108006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54.642934716" calcext:value-type="float">
            <text:p>54.642934716</text:p>
          </table:table-cell>
          <table:table-cell office:value-type="float" office:value="0.0028670952" calcext:value-type="float">
            <text:p>0.002867095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54.642934716" calcext:value-type="float">
            <text:p>54.642934716</text:p>
          </table:table-cell>
          <table:table-cell office:value-type="float" office:value="0.0053452204" calcext:value-type="float">
            <text:p>0.005345220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103935206" calcext:value-type="float">
            <text:p>0.0103935206</text:p>
          </table:table-cell>
          <table:table-cell office:value-type="float" office:value="0.007095328" calcext:value-type="float">
            <text:p>0.00709532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103935206" calcext:value-type="float">
            <text:p>0.0103935206</text:p>
          </table:table-cell>
          <table:table-cell office:value-type="float" office:value="0.015458968" calcext:value-type="float">
            <text:p>0.01545896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693023378" calcext:value-type="float">
            <text:p>0.0693023378</text:p>
          </table:table-cell>
          <table:table-cell office:value-type="float" office:value="0.036661292" calcext:value-type="float">
            <text:p>0.03666129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693023378" calcext:value-type="float">
            <text:p>0.0693023378</text:p>
          </table:table-cell>
          <table:table-cell office:value-type="float" office:value="0.085175581" calcext:value-type="float">
            <text:p>0.085175581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.2466643264" calcext:value-type="float">
            <text:p>7.2466643264</text:p>
          </table:table-cell>
          <table:table-cell office:value-type="float" office:value="0.99772479" calcext:value-type="float">
            <text:p>0.99772479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.2466643264" calcext:value-type="float">
            <text:p>7.2466643264</text:p>
          </table:table-cell>
          <table:table-cell office:value-type="float" office:value="4.667514547" calcext:value-type="float">
            <text:p>4.66751454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43751562" calcext:value-type="float">
            <text:p>0.0043751562</text:p>
          </table:table-cell>
          <table:table-cell office:value-type="float" office:value="0.0245519016" calcext:value-type="float">
            <text:p>0.024551901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43751562" calcext:value-type="float">
            <text:p>0.0043751562</text:p>
          </table:table-cell>
          <table:table-cell office:value-type="float" office:value="0.0049372364" calcext:value-type="float">
            <text:p>0.004937236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229772642" calcext:value-type="float">
            <text:p>0.0229772642</text:p>
          </table:table-cell>
          <table:table-cell office:value-type="float" office:value="0.0237969816" calcext:value-type="float">
            <text:p>0.0237969816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229772642" calcext:value-type="float">
            <text:p>0.0229772642</text:p>
          </table:table-cell>
          <table:table-cell office:value-type="float" office:value="0.0299781238" calcext:value-type="float">
            <text:p>0.029978123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.0530975038" calcext:value-type="float">
            <text:p>2.0530975038</text:p>
          </table:table-cell>
          <table:table-cell office:value-type="float" office:value="0.198099179" calcext:value-type="float">
            <text:p>0.198099179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.0530975038" calcext:value-type="float">
            <text:p>2.0530975038</text:p>
          </table:table-cell>
          <table:table-cell office:value-type="float" office:value="0.2034485322" calcext:value-type="float">
            <text:p>0.20344853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7152" calcext:value-type="float">
            <text:p>2.7152E-05</text:p>
          </table:table-cell>
          <table:table-cell office:value-type="float" office:value="0.01980893" calcext:value-type="float">
            <text:p>0.0198089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000027152" calcext:value-type="float">
            <text:p>2.7152E-05</text:p>
          </table:table-cell>
          <table:table-cell office:value-type="float" office:value="0.0253239316" calcext:value-type="float">
            <text:p>0.025323931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917" calcext:value-type="float">
            <text:p>0.000102917</text:p>
          </table:table-cell>
          <table:table-cell office:value-type="float" office:value="0.160817921" calcext:value-type="float">
            <text:p>0.160817921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917" calcext:value-type="float">
            <text:p>0.000102917</text:p>
          </table:table-cell>
          <table:table-cell office:value-type="float" office:value="0.1792100342" calcext:value-type="float">
            <text:p>0.179210034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5946" calcext:value-type="float">
            <text:p>0.0014685946</text:p>
          </table:table-cell>
          <table:table-cell office:value-type="float" office:value="1.249781161" calcext:value-type="float">
            <text:p>1.249781161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85946" calcext:value-type="float">
            <text:p>0.0014685946</text:p>
          </table:table-cell>
          <table:table-cell office:value-type="float" office:value="13.379083526" calcext:value-type="float">
            <text:p>13.37908352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1658866" calcext:value-type="float">
            <text:p>0.0071658866</text:p>
          </table:table-cell>
          <table:table-cell office:value-type="float" office:value="20.6803385894" calcext:value-type="float">
            <text:p>20.6803385894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71658866" calcext:value-type="float">
            <text:p>0.0071658866</text:p>
          </table:table-cell>
          <table:table-cell office:value-type="float" office:value="1003.110927726" calcext:value-type="float">
            <text:p>1003.110927726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</table:table>
      <table:table table:name="Load" table:style-name="ta1">
        <office:forms form:automatic-focus="false" form:apply-design-mode="false"/>
        <table:shapes>
          <draw:frame draw:z-index="0" draw:style-name="gr1" draw:text-style-name="P1" svg:width="16.337cm" svg:height="9.805cm" svg:x="13.462cm" svg:y="4.559cm">
            <draw:object draw:notify-on-update-of-ranges="Load.A1:Load.A1 Load.B1:Load.E1 Load.A2:Load.A2 Load.B2:Load.E2 Load.A3:Load.A3 Load.B3:Load.C3 Load.A4:Load.A4 Load.B4:Load.C4 Load.A5:Load.A5 Load.B5:Load.D5 Load.A6:Load.A6 Load.B6:Load.D6 Load.A7:Load.A7 Load.B7:Load.D7 Load.A8:Load.A8 Load.B8:Load.E8 Load.A9:Load.A9 Load.B9:Load.D9 Load.A10:Load.A10 Load.B10:Load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office:value-type="string" calcext:value-type="string">
            <text:p>'10^2</text:p>
          </table:table-cell>
          <table:table-cell office:value-type="string" calcext:value-type="string">
            <text:p>'10^3</text:p>
          </table:table-cell>
          <table:table-cell office:value-type="string" calcext:value-type="string">
            <text:p>'10^4</text:p>
          </table:table-cell>
          <table:table-cell office:value-type="string" calcext:value-type="string">
            <text:p>'10^5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table:formula="of:=[$Summary.A2]" office:value-type="string" office:string-value="'Array'" calcext:value-type="string">
            <text:p>'Array'</text:p>
          </table:table-cell>
          <table:table-cell office:value-type="float" office:value="0.0000482874" calcext:value-type="float">
            <text:p>4.82874E-05</text:p>
          </table:table-cell>
          <table:table-cell office:value-type="float" office:value="0.000214975" calcext:value-type="float">
            <text:p>0.000214975</text:p>
          </table:table-cell>
          <table:table-cell office:value-type="float" office:value="0.002434201" calcext:value-type="float">
            <text:p>0.002434201</text:p>
          </table:table-cell>
          <table:table-cell office:value-type="float" office:value="0.0163324202" calcext:value-type="float">
            <text:p>0.0163324202</text:p>
          </table:table-cell>
          <table:table-cell table:formula="of:=[$Summary.$D$10]" office:value-type="float" office:value="0" calcext:value-type="float">
            <text:p>0</text:p>
          </table:table-cell>
        </table:table-row>
        <table:table-row table:style-name="ro1">
          <table:table-cell table:formula="of:=[$Summary.A$12]" office:value-type="string" office:string-value="'BF-Trie4'" calcext:value-type="string">
            <text:p>'BF-Trie4'</text:p>
          </table:table-cell>
          <table:table-cell office:value-type="float" office:value="0.0032690196" calcext:value-type="float">
            <text:p>0.0032690196</text:p>
          </table:table-cell>
          <table:table-cell office:value-type="float" office:value="0.0472806474" calcext:value-type="float">
            <text:p>0.0472806474</text:p>
          </table:table-cell>
          <table:table-cell table:formula="of:=[$Summary.$D$16]" office:value-type="float" office:value="0" calcext:value-type="float">
            <text:p>0</text:p>
          </table:table-cell>
          <table:table-cell table:formula="of:=[$Summary.$D$18]" office:value-type="float" office:value="0" calcext:value-type="float">
            <text:p>0</text:p>
          </table:table-cell>
          <table:table-cell table:formula="of:=[$Summary.$D$20]" office:value-type="float" office:value="0" calcext:value-type="float">
            <text:p>0</text:p>
          </table:table-cell>
        </table:table-row>
        <table:table-row table:style-name="ro1">
          <table:table-cell table:formula="of:=[$Summary.A$22]" office:value-type="string" office:string-value="'BF-Trie8'" calcext:value-type="string">
            <text:p>'BF-Trie8'</text:p>
          </table:table-cell>
          <table:table-cell office:value-type="float" office:value="0.000615352" calcext:value-type="float">
            <text:p>0.000615352</text:p>
          </table:table-cell>
          <table:table-cell office:value-type="float" office:value="0.1807635274" calcext:value-type="float">
            <text:p>0.1807635274</text:p>
          </table:table-cell>
          <table:table-cell table:formula="of:=[$Summary.$D$26]" office:value-type="float" office:value="0" calcext:value-type="float">
            <text:p>0</text:p>
          </table:table-cell>
          <table:table-cell table:formula="of:=[$Summary.$D$28]" office:value-type="float" office:value="0" calcext:value-type="float">
            <text:p>0</text:p>
          </table:table-cell>
          <table:table-cell table:formula="of:=[$Summary.$D$30]" office:value-type="float" office:value="0" calcext:value-type="float">
            <text:p>0</text:p>
          </table:table-cell>
        </table:table-row>
        <table:table-row table:style-name="ro1">
          <table:table-cell table:formula="of:=[$Summary.A$32]" office:value-type="string" office:string-value="'Bloofi'" calcext:value-type="string">
            <text:p>'Bloofi'</text:p>
          </table:table-cell>
          <table:table-cell office:value-type="float" office:value="0.0069645308" calcext:value-type="float">
            <text:p>0.0069645308</text:p>
          </table:table-cell>
          <table:table-cell office:value-type="float" office:value="0.1088248182" calcext:value-type="float">
            <text:p>0.1088248182</text:p>
          </table:table-cell>
          <table:table-cell office:value-type="float" office:value="18.1397991812" calcext:value-type="float">
            <text:p>18.1397991812</text:p>
          </table:table-cell>
          <table:table-cell table:formula="of:=[$Summary.$D$38]" office:value-type="float" office:value="0" calcext:value-type="float">
            <text:p>0</text:p>
          </table:table-cell>
          <table:table-cell table:formula="of:=[$Summary.$D$40]" office:value-type="float" office:value="0" calcext:value-type="float">
            <text:p>0</text:p>
          </table:table-cell>
        </table:table-row>
        <table:table-row table:style-name="ro1">
          <table:table-cell table:formula="of:=[$Summary.A$42]" office:value-type="string" office:string-value="'FlatBloofi'" calcext:value-type="string">
            <text:p>'FlatBloofi'</text:p>
          </table:table-cell>
          <table:table-cell office:value-type="float" office:value="0.00274164" calcext:value-type="float">
            <text:p>0.00274164</text:p>
          </table:table-cell>
          <table:table-cell office:value-type="float" office:value="0.0210576164" calcext:value-type="float">
            <text:p>0.0210576164</text:p>
          </table:table-cell>
          <table:table-cell office:value-type="float" office:value="0.9304404674" calcext:value-type="float">
            <text:p>0.9304404674</text:p>
          </table:table-cell>
          <table:table-cell table:formula="of:=[$Summary.$D$48]" office:value-type="float" office:value="0" calcext:value-type="float">
            <text:p>0</text:p>
          </table:table-cell>
          <table:table-cell table:formula="of:=[$Summary.$D$50]" office:value-type="float" office:value="0" calcext:value-type="float">
            <text:p>0</text:p>
          </table:table-cell>
        </table:table-row>
        <table:table-row table:style-name="ro1">
          <table:table-cell table:formula="of:=[$Summary.A$52]" office:value-type="string" office:string-value="'Hamming'" calcext:value-type="string">
            <text:p>'Hamming'</text:p>
          </table:table-cell>
          <table:table-cell office:value-type="float" office:value="0.0048517054" calcext:value-type="float">
            <text:p>0.0048517054</text:p>
          </table:table-cell>
          <table:table-cell office:value-type="float" office:value="0.0224363682" calcext:value-type="float">
            <text:p>0.0224363682</text:p>
          </table:table-cell>
          <table:table-cell office:value-type="float" office:value="0.5008982654" calcext:value-type="float">
            <text:p>0.5008982654</text:p>
          </table:table-cell>
          <table:table-cell table:formula="of:=[$Summary.$D$58]" office:value-type="float" office:value="0" calcext:value-type="float">
            <text:p>0</text:p>
          </table:table-cell>
          <table:table-cell table:formula="of:=[$Summary.$D$60]" office:value-type="float" office:value="0" calcext:value-type="float">
            <text:p>0</text:p>
          </table:table-cell>
        </table:table-row>
        <table:table-row table:style-name="ro1">
          <table:table-cell table:formula="of:=[$Summary.A$62]" office:value-type="string" office:string-value="'List'" calcext:value-type="string">
            <text:p>'List'</text:p>
          </table:table-cell>
          <table:table-cell office:value-type="float" office:value="0.000021036" calcext:value-type="float">
            <text:p>2.1036E-05</text:p>
          </table:table-cell>
          <table:table-cell office:value-type="float" office:value="0.0000812154" calcext:value-type="float">
            <text:p>8.12154E-05</text:p>
          </table:table-cell>
          <table:table-cell office:value-type="float" office:value="0.001850155" calcext:value-type="float">
            <text:p>0.001850155</text:p>
          </table:table-cell>
          <table:table-cell office:value-type="float" office:value="0.0070732984" calcext:value-type="float">
            <text:p>0.0070732984</text:p>
          </table:table-cell>
          <table:table-cell table:formula="of:=[$Summary.$D$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float" office:value="0.0371114754" calcext:value-type="float">
            <text:p>0.0371114754</text:p>
          </table:table-cell>
          <table:table-cell office:value-type="float" office:value="0.3610101604" calcext:value-type="float">
            <text:p>0.3610101604</text:p>
          </table:table-cell>
          <table:table-cell office:value-type="float" office:value="25.6559965394" calcext:value-type="float">
            <text:p>25.6559965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float" office:value="0.0128742678" calcext:value-type="float">
            <text:p>0.0128742678</text:p>
          </table:table-cell>
          <table:table-cell office:value-type="float" office:value="0.0069878958" calcext:value-type="float">
            <text:p>0.0069878958</text:p>
          </table:table-cell>
          <table:table-cell office:value-type="float" office:value="4.2900326638" calcext:value-type="float">
            <text:p>4.2900326638</text:p>
          </table:table-cell>
          <table:table-cell office:value-type="float" office:value="268.3521439334" calcext:value-type="float">
            <text:p>268.3521439334</text:p>
          </table:table-cell>
          <table:table-cell/>
        </table:table-row>
      </table:table>
      <table:table table:name="Query_Complete" table:style-name="ta1">
        <office:forms form:automatic-focus="false" form:apply-design-mode="false"/>
        <table:shapes>
          <draw:frame draw:z-index="0" draw:style-name="gr1" draw:text-style-name="P1" svg:width="16.337cm" svg:height="9.805cm" svg:x="14.378cm" svg:y="4.302cm">
            <draw:object draw:notify-on-update-of-ranges="Query_Complete.B1:Query_Complete.E1 Query_Complete.A2:Query_Complete.A2 Query_Complete.B2:Query_Complete.E2 Query_Complete.A3:Query_Complete.A3 Query_Complete.B3:Query_Complete.E3 Query_Complete.A4:Query_Complete.A4 Query_Complete.B4:Query_Complete.E4 Query_Complete.A5:Query_Complete.A5 Query_Complete.B5:Query_Complete.E5 Query_Complete.A6:Query_Complete.A6 Query_Complete.B6:Query_Complete.E6 Query_Complete.A7:Query_Complete.A7 Query_Complete.B7:Query_Complete.E7 Query_Complete.A8:Query_Complete.A8 Query_Complete.B8:Query_Complete.E8 Query_Complete.A9:Query_Complete.A9 Query_Complete.B9:Query_Complete.E9 Query_Complete.A10:Query_Complete.A10 Query_Complete.B10:Query_Complete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221011296" calcext:value-type="float">
            <text:p>0.0221011296</text:p>
          </table:table-cell>
          <table:table-cell office:value-type="float" office:value="0.0332699462" calcext:value-type="float">
            <text:p>0.0332699462</text:p>
          </table:table-cell>
          <table:table-cell office:value-type="float" office:value="0.3227442564" calcext:value-type="float">
            <text:p>0.3227442564</text:p>
          </table:table-cell>
          <table:table-cell office:value-type="float" office:value="4.5552788574" calcext:value-type="float">
            <text:p>4.5552788574</text:p>
          </table:table-cell>
          <table:table-cell table:formula="of:=[$Summary.$E$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50341816" calcext:value-type="float">
            <text:p>0.050341816</text:p>
          </table:table-cell>
          <table:table-cell office:value-type="float" office:value="3.9811798838" calcext:value-type="float">
            <text:p>3.9811798838</text:p>
          </table:table-cell>
          <table:table-cell table:number-columns-repeated="2"/>
          <table:table-cell table:formula="of:=[$Summary.$E$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484798508" calcext:value-type="float">
            <text:p>0.0484798508</text:p>
          </table:table-cell>
          <table:table-cell office:value-type="float" office:value="4.0012847376" calcext:value-type="float">
            <text:p>4.0012847376</text:p>
          </table:table-cell>
          <table:table-cell table:number-columns-repeated="2"/>
          <table:table-cell table:formula="of:=[$Summary.$E$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032580802" calcext:value-type="float">
            <text:p>0.0032580802</text:p>
          </table:table-cell>
          <table:table-cell office:value-type="float" office:value="0.000662347" calcext:value-type="float">
            <text:p>0.000662347</text:p>
          </table:table-cell>
          <table:table-cell office:value-type="float" office:value="0.0009478254" calcext:value-type="float">
            <text:p>0.0009478254</text:p>
          </table:table-cell>
          <table:table-cell/>
          <table:table-cell table:formula="of:=[$Summary.$E$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25989794" calcext:value-type="float">
            <text:p>0.0025989794</text:p>
          </table:table-cell>
          <table:table-cell office:value-type="float" office:value="0.006434471" calcext:value-type="float">
            <text:p>0.006434471</text:p>
          </table:table-cell>
          <table:table-cell office:value-type="float" office:value="0.136174801" calcext:value-type="float">
            <text:p>0.136174801</text:p>
          </table:table-cell>
          <table:table-cell/>
          <table:table-cell table:formula="of:=[$Summary.$E$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94655644" calcext:value-type="float">
            <text:p>0.0094655644</text:p>
          </table:table-cell>
          <table:table-cell office:value-type="float" office:value="0.009334051" calcext:value-type="float">
            <text:p>0.009334051</text:p>
          </table:table-cell>
          <table:table-cell office:value-type="float" office:value="0.0643303356" calcext:value-type="float">
            <text:p>0.0643303356</text:p>
          </table:table-cell>
          <table:table-cell/>
          <table:table-cell table:formula="of:=[$Summary.$E$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0098048898" calcext:value-type="float">
            <text:p>0.0098048898</text:p>
          </table:table-cell>
          <table:table-cell office:value-type="float" office:value="0.0368140348" calcext:value-type="float">
            <text:p>0.0368140348</text:p>
          </table:table-cell>
          <table:table-cell office:value-type="float" office:value="0.4661682494" calcext:value-type="float">
            <text:p>0.4661682494</text:p>
          </table:table-cell>
          <table:table-cell office:value-type="float" office:value="6.3681899776" calcext:value-type="float">
            <text:p>6.3681899776</text:p>
          </table:table-cell>
          <table:table-cell table:formula="of:=[$Summary.$E$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float" office:value="0.0156652748" calcext:value-type="float">
            <text:p>0.0156652748</text:p>
          </table:table-cell>
          <table:table-cell office:value-type="float" office:value="0.0177557786" calcext:value-type="float">
            <text:p>0.0177557786</text:p>
          </table:table-cell>
          <table:table-cell office:value-type="float" office:value="0.1376560532" calcext:value-type="float">
            <text:p>0.1376560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float" office:value="0.0079049208" calcext:value-type="float">
            <text:p>0.0079049208</text:p>
          </table:table-cell>
          <table:table-cell office:value-type="float" office:value="0.0051307468" calcext:value-type="float">
            <text:p>0.0051307468</text:p>
          </table:table-cell>
          <table:table-cell office:value-type="float" office:value="0.0247844262" calcext:value-type="float">
            <text:p>0.0247844262</text:p>
          </table:table-cell>
          <table:table-cell office:value-type="float" office:value="0.576410919" calcext:value-type="float">
            <text:p>0.576410919</text:p>
          </table:table-cell>
          <table:table-cell/>
        </table:table-row>
      </table:table>
      <table:table table:name="Delete_Complete" table:style-name="ta1">
        <office:forms form:automatic-focus="false" form:apply-design-mode="false"/>
        <table:shapes>
          <draw:frame draw:z-index="0" draw:style-name="gr1" draw:text-style-name="P1" svg:width="16.337cm" svg:height="9.805cm" svg:x="13.27cm" svg:y="4.667cm">
            <draw:object draw:notify-on-update-of-ranges="Delete_Complete.B1:Delete_Complete.E1 Delete_Complete.A2:Delete_Complete.A2 Delete_Complete.B2:Delete_Complete.E2 Delete_Complete.A3:Delete_Complete.A3 Delete_Complete.B3:Delete_Complete.E3 Delete_Complete.A4:Delete_Complete.A4 Delete_Complete.B4:Delete_Complete.E4 Delete_Complete.A5:Delete_Complete.A5 Delete_Complete.B5:Delete_Complete.E5 Delete_Complete.A6:Delete_Complete.A6 Delete_Complete.B6:Delete_Complete.E6 Delete_Complete.A7:Delete_Complete.A7 Delete_Complete.B7:Delete_Complete.E7 Delete_Complete.A8:Delete_Complete.A8 Delete_Complete.B8:Delete_Complete.E8 Delete_Complete.A9:Delete_Complete.A9 Delete_Complete.B9:Delete_Complete.E9 Delete_Complete.A10:Delete_Complete.A10 Delete_Complete.B10:Delete_Complete.E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'name'</text:p>
          </table:table-cell>
          <table:table-cell office:value-type="string" calcext:value-type="string">
            <text:p>'10^2'</text:p>
          </table:table-cell>
          <table:table-cell office:value-type="string" calcext:value-type="string">
            <text:p>'10^3'</text:p>
          </table:table-cell>
          <table:table-cell office:value-type="string" calcext:value-type="string">
            <text:p>'10^4'</text:p>
          </table:table-cell>
          <table:table-cell office:value-type="string" calcext:value-type="string">
            <text:p>'10^5'</text:p>
          </table:table-cell>
          <table:table-cell office:value-type="string" calcext:value-type="string">
            <text:p>'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291591646" calcext:value-type="float">
            <text:p>0.0291591646</text:p>
          </table:table-cell>
          <table:table-cell office:value-type="float" office:value="0.12946299" calcext:value-type="float">
            <text:p>0.12946299</text:p>
          </table:table-cell>
          <table:table-cell office:value-type="float" office:value="9.667897647" calcext:value-type="float">
            <text:p>9.667897647</text:p>
          </table:table-cell>
          <table:table-cell office:value-type="float" office:value="812.192342524" calcext:value-type="float">
            <text:p>812.192342524</text:p>
          </table:table-cell>
          <table:table-cell table:formula="of:=[$Summary.$E$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float" office:value="0.0022962246" calcext:value-type="float">
            <text:p>0.0022962246</text:p>
          </table:table-cell>
          <table:table-cell office:value-type="float" office:value="0.010450167" calcext:value-type="float">
            <text:p>0.010450167</text:p>
          </table:table-cell>
          <table:table-cell table:number-columns-repeated="2"/>
          <table:table-cell table:formula="of:=[$Summary.$E$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float" office:value="0.0008296942" calcext:value-type="float">
            <text:p>0.0008296942</text:p>
          </table:table-cell>
          <table:table-cell office:value-type="float" office:value="0.0056368504" calcext:value-type="float">
            <text:p>0.0056368504</text:p>
          </table:table-cell>
          <table:table-cell table:number-columns-repeated="2"/>
          <table:table-cell table:formula="of:=[$Summary.$E$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.0037140252" calcext:value-type="float">
            <text:p>0.0037140252</text:p>
          </table:table-cell>
          <table:table-cell office:value-type="float" office:value="0.0003502876" calcext:value-type="float">
            <text:p>0.0003502876</text:p>
          </table:table-cell>
          <table:table-cell office:value-type="float" office:value="0.0017313578" calcext:value-type="float">
            <text:p>0.0017313578</text:p>
          </table:table-cell>
          <table:table-cell/>
          <table:table-cell table:formula="of:=[$Summary.$E$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94474712" calcext:value-type="float">
            <text:p>0.0094474712</text:p>
          </table:table-cell>
          <table:table-cell office:value-type="float" office:value="0.0436069206" calcext:value-type="float">
            <text:p>0.0436069206</text:p>
          </table:table-cell>
          <table:table-cell office:value-type="float" office:value="3.630273474" calcext:value-type="float">
            <text:p>3.630273474</text:p>
          </table:table-cell>
          <table:table-cell/>
          <table:table-cell table:formula="of:=[$Summary.$E$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4971238" calcext:value-type="float">
            <text:p>0.004971238</text:p>
          </table:table-cell>
          <table:table-cell office:value-type="float" office:value="0.007464405" calcext:value-type="float">
            <text:p>0.007464405</text:p>
          </table:table-cell>
          <table:table-cell office:value-type="float" office:value="0.0498364062" calcext:value-type="float">
            <text:p>0.0498364062</text:p>
          </table:table-cell>
          <table:table-cell/>
          <table:table-cell table:formula="of:=[$Summary.$E$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.0098788814" calcext:value-type="float">
            <text:p>0.0098788814</text:p>
          </table:table-cell>
          <table:table-cell office:value-type="float" office:value="0.1161453584" calcext:value-type="float">
            <text:p>0.1161453584</text:p>
          </table:table-cell>
          <table:table-cell office:value-type="float" office:value="10.185780506" calcext:value-type="float">
            <text:p>10.185780506</text:p>
          </table:table-cell>
          <table:table-cell office:value-type="float" office:value="884.3051696558" calcext:value-type="float">
            <text:p>884.3051696558</text:p>
          </table:table-cell>
          <table:table-cell table:formula="of:=[$Summary.$E$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NaturalBloofi'</text:p>
          </table:table-cell>
          <table:table-cell office:value-type="float" office:value="0.0108204876" calcext:value-type="float">
            <text:p>0.0108204876</text:p>
          </table:table-cell>
          <table:table-cell office:value-type="float" office:value="0.0171766396" calcext:value-type="float">
            <text:p>0.0171766396</text:p>
          </table:table-cell>
          <table:table-cell office:value-type="float" office:value="0.088519562" calcext:value-type="float">
            <text:p>0.088519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hardedList'</text:p>
          </table:table-cell>
          <table:table-cell office:value-type="float" office:value="0.0107715142" calcext:value-type="float">
            <text:p>0.0107715142</text:p>
          </table:table-cell>
          <table:table-cell office:value-type="float" office:value="0.0040989822" calcext:value-type="float">
            <text:p>0.0040989822</text:p>
          </table:table-cell>
          <table:table-cell office:value-type="float" office:value="0.2217339686" calcext:value-type="float">
            <text:p>0.2217339686</text:p>
          </table:table-cell>
          <table:table-cell office:value-type="float" office:value="25.5537499622" calcext:value-type="float">
            <text:p>25.5537499622</text:p>
          </table:table-cell>
          <table:table-cell/>
        </table:table-row>
      </table:table>
      <table:named-expressions/>
      <table:database-ranges>
        <table:database-range table:name="__Anonymous_Sheet_DB__0" table:target-range-address="Summary.A1:Summary.E7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6:52:38.989914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31T19:41:01.051255490</dc:date>
    <meta:editing-duration>P1DT26M3S</meta:editing-duration>
    <meta:editing-cycles>24</meta:editing-cycles>
    <meta:document-statistic meta:table-count="4" meta:cell-count="45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Load.A1:Load.E2 Load.A3:Load.C4 Load.A5:Load.D7 Load.A8:Load.E8 Load.A9:Load.D9 Load.A10:Load.E10" chart:data-source-has-labels="both" svg:x="-0.145cm" svg:y="0.21cm" svg:width="13.381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36cm" svg:y="9.256cm" chart:style-name="ch5">
              <text:p>N of Filters</text:p>
            </chart:title>
            <chart:categories table:cell-range-address="Load.B1:Load.E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E2" chart:label-cell-address="Load.A2:Load.A2" chart:class="chart:line">
            <chart:data-point chart:repeated="4"/>
          </chart:series>
          <chart:series chart:attached-axis="primary-y" chart:style-name="ch11" chart:values-cell-range-address="Load.B3:Load.C3" chart:label-cell-address="Load.A3:Load.A3" chart:class="chart:line">
            <chart:data-point chart:repeated="2"/>
          </chart:series>
          <chart:series chart:attached-axis="primary-y" chart:style-name="ch12" chart:values-cell-range-address="Load.B4:Load.C4" chart:label-cell-address="Load.A4:Load.A4" chart:class="chart:line">
            <chart:data-point chart:repeated="2"/>
          </chart:series>
          <chart:series chart:attached-axis="primary-y" chart:style-name="ch13" chart:values-cell-range-address="Load.B5:Load.D5" chart:label-cell-address="Load.A5:Load.A5" chart:class="chart:line">
            <chart:data-point chart:repeated="3"/>
          </chart:series>
          <chart:series chart:attached-axis="primary-y" chart:style-name="ch14" chart:values-cell-range-address="Load.B6:Load.D6" chart:label-cell-address="Load.A6:Load.A6" chart:class="chart:line">
            <chart:data-point chart:repeated="3"/>
          </chart:series>
          <chart:series chart:attached-axis="primary-y" chart:style-name="ch15" chart:values-cell-range-address="Load.B7:Load.D7" chart:label-cell-address="Load.A7:Load.A7" chart:class="chart:line">
            <chart:data-point chart:repeated="3"/>
          </chart:series>
          <chart:series chart:attached-axis="primary-y" chart:style-name="ch16" chart:values-cell-range-address="Load.B8:Load.E8" chart:label-cell-address="Load.A8:Load.A8" chart:class="chart:line">
            <chart:data-point chart:repeated="4"/>
          </chart:series>
          <chart:series chart:attached-axis="primary-y" chart:style-name="ch17" chart:values-cell-range-address="Load.B9:Load.D9" chart:label-cell-address="Load.A9:Load.A9" chart:class="chart:line">
            <chart:data-point chart:repeated="3"/>
          </chart:series>
          <chart:series chart:attached-axis="primary-y" chart:style-name="ch18" chart:values-cell-range-address="Load.B10:Load.E10" chart:label-cell-address="Load.A10:Load.A10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</text:p>
                <draw:g>
                  <svg:desc>Load.B1:Load.E1</svg:desc>
                </draw:g>
              </table:table-cell>
              <table:table-cell office:value-type="string">
                <text:p>'10^3</text:p>
              </table:table-cell>
              <table:table-cell office:value-type="string">
                <text:p>'10^4</text:p>
              </table:table-cell>
              <table:table-cell office:value-type="string">
                <text:p>'10^5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Load.A2:Load.A2</svg:desc>
                </draw:g>
              </table:table-cell>
              <table:table-cell office:value-type="float" office:value="0.0000482874">
                <text:p>0.0000482874</text:p>
                <draw:g>
                  <svg:desc>Load.B2:Load.E2</svg:desc>
                </draw:g>
              </table:table-cell>
              <table:table-cell office:value-type="float" office:value="0.000214975">
                <text:p>0.000214975</text:p>
              </table:table-cell>
              <table:table-cell office:value-type="float" office:value="0.002434201">
                <text:p>0.002434201</text:p>
              </table:table-cell>
              <table:table-cell office:value-type="float" office:value="0.0163324202">
                <text:p>0.0163324202</text:p>
              </table:table-cell>
            </table:table-row>
            <table:table-row>
              <table:table-cell office:value-type="string">
                <text:p>'BF-Trie4'</text:p>
                <draw:g>
                  <svg:desc>Load.A3:Load.A3</svg:desc>
                </draw:g>
              </table:table-cell>
              <table:table-cell office:value-type="float" office:value="0.0032690196">
                <text:p>0.0032690196</text:p>
                <draw:g>
                  <svg:desc>Load.B3:Load.C3</svg:desc>
                </draw:g>
              </table:table-cell>
              <table:table-cell office:value-type="float" office:value="0.0472806474">
                <text:p>0.0472806474</text:p>
              </table:table-cell>
            </table:table-row>
            <table:table-row>
              <table:table-cell office:value-type="string">
                <text:p>'BF-Trie8'</text:p>
                <draw:g>
                  <svg:desc>Load.A4:Load.A4</svg:desc>
                </draw:g>
              </table:table-cell>
              <table:table-cell office:value-type="float" office:value="0.000615352">
                <text:p>0.000615352</text:p>
                <draw:g>
                  <svg:desc>Load.B4:Load.C4</svg:desc>
                </draw:g>
              </table:table-cell>
              <table:table-cell office:value-type="float" office:value="0.1807635274">
                <text:p>0.1807635274</text:p>
              </table:table-cell>
            </table:table-row>
            <table:table-row>
              <table:table-cell office:value-type="string">
                <text:p>'Bloofi'</text:p>
                <draw:g>
                  <svg:desc>Load.A5:Load.A5</svg:desc>
                </draw:g>
              </table:table-cell>
              <table:table-cell office:value-type="float" office:value="0.0069645308">
                <text:p>0.0069645308</text:p>
                <draw:g>
                  <svg:desc>Load.B5:Load.D5</svg:desc>
                </draw:g>
              </table:table-cell>
              <table:table-cell office:value-type="float" office:value="0.1088248182">
                <text:p>0.1088248182</text:p>
              </table:table-cell>
              <table:table-cell office:value-type="float" office:value="18.1397991812">
                <text:p>18.1397991812</text:p>
              </table:table-cell>
            </table:table-row>
            <table:table-row>
              <table:table-cell office:value-type="string">
                <text:p>'FlatBloofi'</text:p>
                <draw:g>
                  <svg:desc>Load.A6:Load.A6</svg:desc>
                </draw:g>
              </table:table-cell>
              <table:table-cell office:value-type="float" office:value="0.00274164">
                <text:p>0.00274164</text:p>
                <draw:g>
                  <svg:desc>Load.B6:Load.D6</svg:desc>
                </draw:g>
              </table:table-cell>
              <table:table-cell office:value-type="float" office:value="0.0210576164">
                <text:p>0.0210576164</text:p>
              </table:table-cell>
              <table:table-cell office:value-type="float" office:value="0.9304404674">
                <text:p>0.9304404674</text:p>
              </table:table-cell>
            </table:table-row>
            <table:table-row>
              <table:table-cell office:value-type="string">
                <text:p>'Hamming'</text:p>
                <draw:g>
                  <svg:desc>Load.A7:Load.A7</svg:desc>
                </draw:g>
              </table:table-cell>
              <table:table-cell office:value-type="float" office:value="0.0048517054">
                <text:p>0.0048517054</text:p>
                <draw:g>
                  <svg:desc>Load.B7:Load.D7</svg:desc>
                </draw:g>
              </table:table-cell>
              <table:table-cell office:value-type="float" office:value="0.0224363682">
                <text:p>0.0224363682</text:p>
              </table:table-cell>
              <table:table-cell office:value-type="float" office:value="0.5008982654">
                <text:p>0.5008982654</text:p>
              </table:table-cell>
            </table:table-row>
            <table:table-row>
              <table:table-cell office:value-type="string">
                <text:p>'List'</text:p>
                <draw:g>
                  <svg:desc>Load.A8:Load.A8</svg:desc>
                </draw:g>
              </table:table-cell>
              <table:table-cell office:value-type="float" office:value="0.000021036">
                <text:p>0.000021036</text:p>
                <draw:g>
                  <svg:desc>Load.B8:Load.E8</svg:desc>
                </draw:g>
              </table:table-cell>
              <table:table-cell office:value-type="float" office:value="0.0000812154">
                <text:p>0.0000812154</text:p>
              </table:table-cell>
              <table:table-cell office:value-type="float" office:value="0.001850155">
                <text:p>0.001850155</text:p>
              </table:table-cell>
              <table:table-cell office:value-type="float" office:value="0.0070732984">
                <text:p>0.0070732984</text:p>
              </table:table-cell>
            </table:table-row>
            <table:table-row>
              <table:table-cell office:value-type="string">
                <text:p>'NaturalBloofi'</text:p>
                <draw:g>
                  <svg:desc>Load.A9:Load.A9</svg:desc>
                </draw:g>
              </table:table-cell>
              <table:table-cell office:value-type="float" office:value="0.0371114754">
                <text:p>0.0371114754</text:p>
                <draw:g>
                  <svg:desc>Load.B9:Load.D9</svg:desc>
                </draw:g>
              </table:table-cell>
              <table:table-cell office:value-type="float" office:value="0.3610101604">
                <text:p>0.3610101604</text:p>
              </table:table-cell>
              <table:table-cell office:value-type="float" office:value="25.6559965394">
                <text:p>25.6559965394</text:p>
              </table:table-cell>
            </table:table-row>
            <table:table-row>
              <table:table-cell office:value-type="string">
                <text:p>'ShardedList'</text:p>
                <draw:g>
                  <svg:desc>Load.A10:Load.A10</svg:desc>
                </draw:g>
              </table:table-cell>
              <table:table-cell office:value-type="float" office:value="0.0128742678">
                <text:p>0.0128742678</text:p>
                <draw:g>
                  <svg:desc>Load.B10:Load.E10</svg:desc>
                </draw:g>
              </table:table-cell>
              <table:table-cell office:value-type="float" office:value="0.0069878958">
                <text:p>0.0069878958</text:p>
              </table:table-cell>
              <table:table-cell office:value-type="float" office:value="4.2900326638">
                <text:p>4.2900326638</text:p>
              </table:table-cell>
              <table:table-cell office:value-type="float" office:value="268.3521439334">
                <text:p>268.3521439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Query_Complete.A1:Query_Complete.E10" chart:data-source-has-labels="both" svg:x="-0.145cm" svg:y="0.21cm" svg:width="13.413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Query_Complete.B1:Query_Complete.E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Query_Complete.B2:Query_Complete.E2" chart:label-cell-address="Query_Complete.A2:Query_Complete.A2" chart:class="chart:line">
            <chart:data-point chart:repeated="4"/>
          </chart:series>
          <chart:series chart:attached-axis="primary-y" chart:style-name="ch11" chart:values-cell-range-address="Query_Complete.B3:Query_Complete.E3" chart:label-cell-address="Query_Complete.A3:Query_Complete.A3" chart:class="chart:line">
            <chart:data-point chart:repeated="4"/>
          </chart:series>
          <chart:series chart:attached-axis="primary-y" chart:style-name="ch12" chart:values-cell-range-address="Query_Complete.B4:Query_Complete.E4" chart:label-cell-address="Query_Complete.A4:Query_Complete.A4" chart:class="chart:line">
            <chart:data-point chart:repeated="4"/>
          </chart:series>
          <chart:series chart:attached-axis="primary-y" chart:style-name="ch13" chart:values-cell-range-address="Query_Complete.B5:Query_Complete.E5" chart:label-cell-address="Query_Complete.A5:Query_Complete.A5" chart:class="chart:line">
            <chart:data-point chart:repeated="4"/>
          </chart:series>
          <chart:series chart:attached-axis="primary-y" chart:style-name="ch14" chart:values-cell-range-address="Query_Complete.B6:Query_Complete.E6" chart:label-cell-address="Query_Complete.A6:Query_Complete.A6" chart:class="chart:line">
            <chart:data-point chart:repeated="4"/>
          </chart:series>
          <chart:series chart:attached-axis="primary-y" chart:style-name="ch15" chart:values-cell-range-address="Query_Complete.B7:Query_Complete.E7" chart:label-cell-address="Query_Complete.A7:Query_Complete.A7" chart:class="chart:line">
            <chart:data-point chart:repeated="4"/>
          </chart:series>
          <chart:series chart:attached-axis="primary-y" chart:style-name="ch16" chart:values-cell-range-address="Query_Complete.B8:Query_Complete.E8" chart:label-cell-address="Query_Complete.A8:Query_Complete.A8" chart:class="chart:line">
            <chart:data-point chart:repeated="4"/>
          </chart:series>
          <chart:series chart:attached-axis="primary-y" chart:style-name="ch17" chart:values-cell-range-address="Query_Complete.B9:Query_Complete.E9" chart:label-cell-address="Query_Complete.A9:Query_Complete.A9" chart:class="chart:line">
            <chart:data-point chart:repeated="4"/>
          </chart:series>
          <chart:series chart:attached-axis="primary-y" chart:style-name="ch18" chart:values-cell-range-address="Query_Complete.B10:Query_Complete.E10" chart:label-cell-address="Query_Complete.A10:Query_Complete.A10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Query_Complete.B1:Query_Complete.E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Query_Complete.A2:Query_Complete.A2</svg:desc>
                </draw:g>
              </table:table-cell>
              <table:table-cell office:value-type="float" office:value="0.0221011296">
                <text:p>0.0221011296</text:p>
                <draw:g>
                  <svg:desc>Query_Complete.B2:Query_Complete.E2</svg:desc>
                </draw:g>
              </table:table-cell>
              <table:table-cell office:value-type="float" office:value="0.0332699462">
                <text:p>0.0332699462</text:p>
              </table:table-cell>
              <table:table-cell office:value-type="float" office:value="0.3227442564">
                <text:p>0.3227442564</text:p>
              </table:table-cell>
              <table:table-cell office:value-type="float" office:value="4.5552788574">
                <text:p>4.5552788574</text:p>
              </table:table-cell>
            </table:table-row>
            <table:table-row>
              <table:table-cell office:value-type="string">
                <text:p>'BF-Trie4'</text:p>
                <draw:g>
                  <svg:desc>Query_Complete.A3:Query_Complete.A3</svg:desc>
                </draw:g>
              </table:table-cell>
              <table:table-cell office:value-type="float" office:value="0.050341816">
                <text:p>0.050341816</text:p>
                <draw:g>
                  <svg:desc>Query_Complete.B3:Query_Complete.E3</svg:desc>
                </draw:g>
              </table:table-cell>
              <table:table-cell office:value-type="float" office:value="3.9811798838">
                <text:p>3.981179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BF-Trie8'</text:p>
                <draw:g>
                  <svg:desc>Query_Complete.A4:Query_Complete.A4</svg:desc>
                </draw:g>
              </table:table-cell>
              <table:table-cell office:value-type="float" office:value="0.0484798508">
                <text:p>0.0484798508</text:p>
                <draw:g>
                  <svg:desc>Query_Complete.B4:Query_Complete.E4</svg:desc>
                </draw:g>
              </table:table-cell>
              <table:table-cell office:value-type="float" office:value="4.0012847376">
                <text:p>4.0012847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Bloofi'</text:p>
                <draw:g>
                  <svg:desc>Query_Complete.A5:Query_Complete.A5</svg:desc>
                </draw:g>
              </table:table-cell>
              <table:table-cell office:value-type="float" office:value="0.0032580802">
                <text:p>0.0032580802</text:p>
                <draw:g>
                  <svg:desc>Query_Complete.B5:Query_Complete.E5</svg:desc>
                </draw:g>
              </table:table-cell>
              <table:table-cell office:value-type="float" office:value="0.000662347">
                <text:p>0.000662347</text:p>
              </table:table-cell>
              <table:table-cell office:value-type="float" office:value="0.0009478254">
                <text:p>0.0009478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FlatBloofi'</text:p>
                <draw:g>
                  <svg:desc>Query_Complete.A6:Query_Complete.A6</svg:desc>
                </draw:g>
              </table:table-cell>
              <table:table-cell office:value-type="float" office:value="0.0025989794">
                <text:p>0.0025989794</text:p>
                <draw:g>
                  <svg:desc>Query_Complete.B6:Query_Complete.E6</svg:desc>
                </draw:g>
              </table:table-cell>
              <table:table-cell office:value-type="float" office:value="0.006434471">
                <text:p>0.006434471</text:p>
              </table:table-cell>
              <table:table-cell office:value-type="float" office:value="0.136174801">
                <text:p>0.136174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Hamming'</text:p>
                <draw:g>
                  <svg:desc>Query_Complete.A7:Query_Complete.A7</svg:desc>
                </draw:g>
              </table:table-cell>
              <table:table-cell office:value-type="float" office:value="0.0094655644">
                <text:p>0.0094655644</text:p>
                <draw:g>
                  <svg:desc>Query_Complete.B7:Query_Complete.E7</svg:desc>
                </draw:g>
              </table:table-cell>
              <table:table-cell office:value-type="float" office:value="0.009334051">
                <text:p>0.009334051</text:p>
              </table:table-cell>
              <table:table-cell office:value-type="float" office:value="0.0643303356">
                <text:p>0.0643303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List'</text:p>
                <draw:g>
                  <svg:desc>Query_Complete.A8:Query_Complete.A8</svg:desc>
                </draw:g>
              </table:table-cell>
              <table:table-cell office:value-type="float" office:value="0.0098048898">
                <text:p>0.0098048898</text:p>
                <draw:g>
                  <svg:desc>Query_Complete.B8:Query_Complete.E8</svg:desc>
                </draw:g>
              </table:table-cell>
              <table:table-cell office:value-type="float" office:value="0.0368140348">
                <text:p>0.0368140348</text:p>
              </table:table-cell>
              <table:table-cell office:value-type="float" office:value="0.4661682494">
                <text:p>0.4661682494</text:p>
              </table:table-cell>
              <table:table-cell office:value-type="float" office:value="6.3681899776">
                <text:p>6.3681899776</text:p>
              </table:table-cell>
            </table:table-row>
            <table:table-row>
              <table:table-cell office:value-type="string">
                <text:p>'NaturalBloofi'</text:p>
                <draw:g>
                  <svg:desc>Query_Complete.A9:Query_Complete.A9</svg:desc>
                </draw:g>
              </table:table-cell>
              <table:table-cell office:value-type="float" office:value="0.0156652748">
                <text:p>0.0156652748</text:p>
                <draw:g>
                  <svg:desc>Query_Complete.B9:Query_Complete.E9</svg:desc>
                </draw:g>
              </table:table-cell>
              <table:table-cell office:value-type="float" office:value="0.0177557786">
                <text:p>0.0177557786</text:p>
              </table:table-cell>
              <table:table-cell office:value-type="float" office:value="0.1376560532">
                <text:p>0.1376560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Query_Complete.A10:Query_Complete.A10</svg:desc>
                </draw:g>
              </table:table-cell>
              <table:table-cell office:value-type="float" office:value="0.0079049208">
                <text:p>0.0079049208</text:p>
                <draw:g>
                  <svg:desc>Query_Complete.B10:Query_Complete.E10</svg:desc>
                </draw:g>
              </table:table-cell>
              <table:table-cell office:value-type="float" office:value="0.0051307468">
                <text:p>0.0051307468</text:p>
              </table:table-cell>
              <table:table-cell office:value-type="float" office:value="0.0247844262">
                <text:p>0.0247844262</text:p>
              </table:table-cell>
              <table:table-cell office:value-type="float" office:value="0.576410919">
                <text:p>0.576410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2.835cm" svg:y="2.585cm" style:legend-expansion="high" chart:style-name="ch2"/>
        <chart:plot-area chart:style-name="ch3" table:cell-range-address="Delete_Complete.A1:Delete_Complete.E10" chart:data-source-has-labels="both" svg:x="-0.145cm" svg:y="0.209cm" svg:width="13.413cm" svg:height="9.089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52cm" svg:y="9.256cm" chart:style-name="ch5">
              <text:p>N of Filters</text:p>
            </chart:title>
            <chart:categories table:cell-range-address="Delete_Complete.B1:Delete_Complete.E1"/>
          </chart:axis>
          <chart:axis chart:dimension="x" chart:name="secondary-x" chart:style-name="ch6"/>
          <chart:axis chart:dimension="y" chart:name="primary-y" chart:style-name="ch7">
            <chart:title svg:x="0cm" svg:y="5.424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Delete_Complete.B2:Delete_Complete.E2" chart:label-cell-address="Delete_Complete.A2:Delete_Complete.A2" chart:class="chart:line">
            <chart:data-point chart:repeated="4"/>
          </chart:series>
          <chart:series chart:attached-axis="primary-y" chart:style-name="ch11" chart:values-cell-range-address="Delete_Complete.B3:Delete_Complete.E3" chart:label-cell-address="Delete_Complete.A3:Delete_Complete.A3" chart:class="chart:line">
            <chart:data-point chart:repeated="4"/>
          </chart:series>
          <chart:series chart:attached-axis="primary-y" chart:style-name="ch12" chart:values-cell-range-address="Delete_Complete.B4:Delete_Complete.E4" chart:label-cell-address="Delete_Complete.A4:Delete_Complete.A4" chart:class="chart:line">
            <chart:data-point chart:repeated="4"/>
          </chart:series>
          <chart:series chart:attached-axis="primary-y" chart:style-name="ch13" chart:values-cell-range-address="Delete_Complete.B5:Delete_Complete.E5" chart:label-cell-address="Delete_Complete.A5:Delete_Complete.A5" chart:class="chart:line">
            <chart:data-point chart:repeated="4"/>
          </chart:series>
          <chart:series chart:attached-axis="primary-y" chart:style-name="ch14" chart:values-cell-range-address="Delete_Complete.B6:Delete_Complete.E6" chart:label-cell-address="Delete_Complete.A6:Delete_Complete.A6" chart:class="chart:line">
            <chart:data-point chart:repeated="4"/>
          </chart:series>
          <chart:series chart:attached-axis="primary-y" chart:style-name="ch15" chart:values-cell-range-address="Delete_Complete.B7:Delete_Complete.E7" chart:label-cell-address="Delete_Complete.A7:Delete_Complete.A7" chart:class="chart:line">
            <chart:data-point chart:repeated="4"/>
          </chart:series>
          <chart:series chart:attached-axis="primary-y" chart:style-name="ch16" chart:values-cell-range-address="Delete_Complete.B8:Delete_Complete.E8" chart:label-cell-address="Delete_Complete.A8:Delete_Complete.A8" chart:class="chart:line">
            <chart:data-point chart:repeated="4"/>
          </chart:series>
          <chart:series chart:attached-axis="primary-y" chart:style-name="ch17" chart:values-cell-range-address="Delete_Complete.B9:Delete_Complete.E9" chart:label-cell-address="Delete_Complete.A9:Delete_Complete.A9" chart:class="chart:line">
            <chart:data-point chart:repeated="4"/>
          </chart:series>
          <chart:series chart:attached-axis="primary-y" chart:style-name="ch18" chart:values-cell-range-address="Delete_Complete.B10:Delete_Complete.E10" chart:label-cell-address="Delete_Complete.A10:Delete_Complete.A10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10^2'</text:p>
                <draw:g>
                  <svg:desc>Delete_Complete.B1:Delete_Complete.E1</svg:desc>
                </draw:g>
              </table:table-cell>
              <table:table-cell office:value-type="string">
                <text:p>'10^3'</text:p>
              </table:table-cell>
              <table:table-cell office:value-type="string">
                <text:p>'10^4'</text:p>
              </table:table-cell>
              <table:table-cell office:value-type="string">
                <text:p>'10^5'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Delete_Complete.A2:Delete_Complete.A2</svg:desc>
                </draw:g>
              </table:table-cell>
              <table:table-cell office:value-type="float" office:value="0.0291591646">
                <text:p>0.0291591646</text:p>
                <draw:g>
                  <svg:desc>Delete_Complete.B2:Delete_Complete.E2</svg:desc>
                </draw:g>
              </table:table-cell>
              <table:table-cell office:value-type="float" office:value="0.12946299">
                <text:p>0.12946299</text:p>
              </table:table-cell>
              <table:table-cell office:value-type="float" office:value="9.667897647">
                <text:p>9.667897647</text:p>
              </table:table-cell>
              <table:table-cell office:value-type="float" office:value="812.192342524">
                <text:p>812.192342524</text:p>
              </table:table-cell>
            </table:table-row>
            <table:table-row>
              <table:table-cell office:value-type="string">
                <text:p>'BF-Trie4'</text:p>
                <draw:g>
                  <svg:desc>Delete_Complete.A3:Delete_Complete.A3</svg:desc>
                </draw:g>
              </table:table-cell>
              <table:table-cell office:value-type="float" office:value="0.0022962246">
                <text:p>0.0022962246</text:p>
                <draw:g>
                  <svg:desc>Delete_Complete.B3:Delete_Complete.E3</svg:desc>
                </draw:g>
              </table:table-cell>
              <table:table-cell office:value-type="float" office:value="0.010450167">
                <text:p>0.0104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BF-Trie8'</text:p>
                <draw:g>
                  <svg:desc>Delete_Complete.A4:Delete_Complete.A4</svg:desc>
                </draw:g>
              </table:table-cell>
              <table:table-cell office:value-type="float" office:value="0.0008296942">
                <text:p>0.0008296942</text:p>
                <draw:g>
                  <svg:desc>Delete_Complete.B4:Delete_Complete.E4</svg:desc>
                </draw:g>
              </table:table-cell>
              <table:table-cell office:value-type="float" office:value="0.0056368504">
                <text:p>0.005636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Bloofi'</text:p>
                <draw:g>
                  <svg:desc>Delete_Complete.A5:Delete_Complete.A5</svg:desc>
                </draw:g>
              </table:table-cell>
              <table:table-cell office:value-type="float" office:value="0.0037140252">
                <text:p>0.0037140252</text:p>
                <draw:g>
                  <svg:desc>Delete_Complete.B5:Delete_Complete.E5</svg:desc>
                </draw:g>
              </table:table-cell>
              <table:table-cell office:value-type="float" office:value="0.0003502876">
                <text:p>0.0003502876</text:p>
              </table:table-cell>
              <table:table-cell office:value-type="float" office:value="0.0017313578">
                <text:p>0.0017313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FlatBloofi'</text:p>
                <draw:g>
                  <svg:desc>Delete_Complete.A6:Delete_Complete.A6</svg:desc>
                </draw:g>
              </table:table-cell>
              <table:table-cell office:value-type="float" office:value="0.0094474712">
                <text:p>0.0094474712</text:p>
                <draw:g>
                  <svg:desc>Delete_Complete.B6:Delete_Complete.E6</svg:desc>
                </draw:g>
              </table:table-cell>
              <table:table-cell office:value-type="float" office:value="0.0436069206">
                <text:p>0.0436069206</text:p>
              </table:table-cell>
              <table:table-cell office:value-type="float" office:value="3.630273474">
                <text:p>3.63027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Hamming'</text:p>
                <draw:g>
                  <svg:desc>Delete_Complete.A7:Delete_Complete.A7</svg:desc>
                </draw:g>
              </table:table-cell>
              <table:table-cell office:value-type="float" office:value="0.004971238">
                <text:p>0.004971238</text:p>
                <draw:g>
                  <svg:desc>Delete_Complete.B7:Delete_Complete.E7</svg:desc>
                </draw:g>
              </table:table-cell>
              <table:table-cell office:value-type="float" office:value="0.007464405">
                <text:p>0.007464405</text:p>
              </table:table-cell>
              <table:table-cell office:value-type="float" office:value="0.0498364062">
                <text:p>0.049836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List'</text:p>
                <draw:g>
                  <svg:desc>Delete_Complete.A8:Delete_Complete.A8</svg:desc>
                </draw:g>
              </table:table-cell>
              <table:table-cell office:value-type="float" office:value="0.0098788814">
                <text:p>0.0098788814</text:p>
                <draw:g>
                  <svg:desc>Delete_Complete.B8:Delete_Complete.E8</svg:desc>
                </draw:g>
              </table:table-cell>
              <table:table-cell office:value-type="float" office:value="0.1161453584">
                <text:p>0.1161453584</text:p>
              </table:table-cell>
              <table:table-cell office:value-type="float" office:value="10.185780506">
                <text:p>10.185780506</text:p>
              </table:table-cell>
              <table:table-cell office:value-type="float" office:value="884.3051696558">
                <text:p>884.3051696558</text:p>
              </table:table-cell>
            </table:table-row>
            <table:table-row>
              <table:table-cell office:value-type="string">
                <text:p>'NaturalBloofi'</text:p>
                <draw:g>
                  <svg:desc>Delete_Complete.A9:Delete_Complete.A9</svg:desc>
                </draw:g>
              </table:table-cell>
              <table:table-cell office:value-type="float" office:value="0.0108204876">
                <text:p>0.0108204876</text:p>
                <draw:g>
                  <svg:desc>Delete_Complete.B9:Delete_Complete.E9</svg:desc>
                </draw:g>
              </table:table-cell>
              <table:table-cell office:value-type="float" office:value="0.0171766396">
                <text:p>0.0171766396</text:p>
              </table:table-cell>
              <table:table-cell office:value-type="float" office:value="0.088519562">
                <text:p>0.088519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hardedList'</text:p>
                <draw:g>
                  <svg:desc>Delete_Complete.A10:Delete_Complete.A10</svg:desc>
                </draw:g>
              </table:table-cell>
              <table:table-cell office:value-type="float" office:value="0.0107715142">
                <text:p>0.0107715142</text:p>
                <draw:g>
                  <svg:desc>Delete_Complete.B10:Delete_Complete.E10</svg:desc>
                </draw:g>
              </table:table-cell>
              <table:table-cell office:value-type="float" office:value="0.0040989822">
                <text:p>0.0040989822</text:p>
              </table:table-cell>
              <table:table-cell office:value-type="float" office:value="0.2217339686">
                <text:p>0.2217339686</text:p>
              </table:table-cell>
              <table:table-cell office:value-type="float" office:value="25.5537499622">
                <text:p>25.55374996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